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P3" style:family="paragraph" style:parent-style-name="Standard">
      <style:text-properties officeooo:rsid="00213fb2" officeooo:paragraph-rsid="00213fb2"/>
    </style:style>
    <style:style style:name="P4" style:family="paragraph" style:parent-style-name="Standard">
      <style:text-properties officeooo:rsid="00227113" officeooo:paragraph-rsid="00227113"/>
    </style:style>
    <style:style style:name="P5" style:family="paragraph" style:parent-style-name="Standard">
      <style:text-properties officeooo:rsid="00227113" officeooo:paragraph-rsid="002718a2"/>
    </style:style>
    <style:style style:name="P6" style:family="paragraph" style:parent-style-name="Standard">
      <style:text-properties officeooo:rsid="00227113" officeooo:paragraph-rsid="00299acf"/>
    </style:style>
    <style:style style:name="P7" style:family="paragraph" style:parent-style-name="Standard">
      <style:text-properties officeooo:rsid="00236b94" officeooo:paragraph-rsid="00236b94"/>
    </style:style>
    <style:style style:name="P8" style:family="paragraph" style:parent-style-name="Standard">
      <style:text-properties officeooo:rsid="002718a2" officeooo:paragraph-rsid="00213fb2"/>
    </style:style>
    <style:style style:name="P9" style:family="paragraph" style:parent-style-name="Standard">
      <style:text-properties officeooo:rsid="00299acf" officeooo:paragraph-rsid="00299acf"/>
    </style:style>
    <style:style style:name="P10" style:family="paragraph" style:parent-style-name="Standard">
      <style:text-properties officeooo:rsid="00299acf" officeooo:paragraph-rsid="00299acf"/>
    </style:style>
    <style:style style:name="T1" style:family="text">
      <style:text-properties officeooo:rsid="00255215"/>
    </style:style>
    <style:style style:name="T2" style:family="text">
      <style:text-properties officeooo:rsid="00257d2e"/>
    </style:style>
    <style:style style:name="T3" style:family="text">
      <style:text-properties officeooo:rsid="002646c5"/>
    </style:style>
    <style:style style:name="T4" style:family="text">
      <style:text-properties officeooo:rsid="002718a2"/>
    </style:style>
    <style:style style:name="T5" style:family="text">
      <style:text-properties officeooo:rsid="0027c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ducation</text:p>
      <text:p text:style-name="P3"/>
      <text:p text:style-name="P4">Missouri Western State University (August 2020 – May 2022)</text:p>
      <text:p text:style-name="P4">B.S. Computer Science</text:p>
      <text:p text:style-name="P4"/>
      <text:p text:style-name="P4">North Central Missouri College (August 2018 – May 2020)</text:p>
      <text:p text:style-name="P4">Associates in Arts</text:p>
      <text:p text:style-name="P3"/>
      <text:p text:style-name="P3">Experience</text:p>
      <text:p text:style-name="P3"/>
      <text:p text:style-name="P5"><text:span text:style-name="T1">This is my fourth</text:span> year <text:span text:style-name="T1">working</text:span> <text:span text:style-name="T2">with</text:span> SSI Schaefer as a Software Support Engineer <text:span text:style-name="T1">In Ozark MO. </text:span><text:span text:style-name="T3">Our partner </text:span><text:span text:style-name="T2">Mclane operates a</text:span><text:span text:style-name="T3">n automated</text:span><text:span text:style-name="T2"> warehouse</text:span><text:span text:style-name="T3"> with SSI</text:span><text:span text:style-name="T2">. We’re responsible </text:span><text:span text:style-name="T3">for</text:span><text:span text:style-name="T2"> service</text:span><text:span text:style-name="T3">s that</text:span><text:span text:style-name="T2"> </text:span><text:span text:style-name="T3">fail and </text:span><text:span text:style-name="T2">interrupt normal process flows. </text:span><text:span text:style-name="T3">Issues can be caused by bad or missing data and require understanding what state data should be in for each step of our processes. </text:span><text:span text:style-name="T4">We have to know</text:span><text:span text:style-name="T3"> why it might be absent, and how we can repair or restart it. </text:span><text:span text:style-name="T4">Usually this work is more heavy with sql, </text:span><text:span text:style-name="T5">the rest is restarting services in the correct order</text:span><text:span text:style-name="T4">. </text:span></text:p>
      <text:p text:style-name="P5"/>
      <text:p text:style-name="P5"><text:span text:style-name="T4">When there are no active issues we spend time developing tools like scripts </text:span><text:span text:style-name="T5">for better</text:span><text:span text:style-name="T4"> interactivity </text:span><text:span text:style-name="T5">or automation. We also spend a good amount of time working on</text:span><text:span text:style-name="T4"> our diagnostics page to inform operators. We investigate past issues, points of confusion, and write reports when management </text:span><text:span text:style-name="T5">needs to look into a subject</text:span><text:span text:style-name="T4">. </text:span></text:p>
      <text:p text:style-name="P8"/>
      <text:p text:style-name="P9">Skills</text:p>
      <text:p text:style-name="P6"/>
      <text:p text:style-name="P9">Problem solving</text:p>
      <text:p text:style-name="P9">python</text:p>
      <text:p text:style-name="P9">javascript</text:p>
      <text:p text:style-name="P9">plsql</text:p>
      <text:p text:style-name="P9">html</text:p>
      <text:p text:style-name="P9">css </text:p>
      <text:p text:style-name="P6"/>
      <text:p text:style-name="P7">Contact</text:p>
      <text:p text:style-name="P7">email, phone number (again) linkedin</text:p>
      <text:p text:style-name="P3"/>
      <text:p text:style-name="P3">Personal</text:p>
      <text:p text:style-name="P7"/>
      <text:p text:style-name="P9">what am I looking for in a company?</text:p>
      <text:p text:style-name="P9">What do I want to learn?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M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Max Durbin</text:p>
        <text:p text:style-name="MP2">(816)-294-4602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4T19:14:12.812626600</dc:date>
    <meta:editing-duration>PT28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03" meta:character-count="1208" meta:non-whitespace-character-count="1022"/>
  </office:meta>
</office:document-meta>
</file>